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officeooo:rsid="00086ca9" officeooo:paragraph-rsid="00086ca9" style:font-size-asian="10.5pt" style:font-size-complex="12pt"/>
    </style:style>
    <style:style style:name="P2" style:family="paragraph" style:parent-style-name="Standard">
      <style:paragraph-properties fo:text-align="justify" style:justify-single-word="false"/>
      <style:text-properties officeooo:paragraph-rsid="00086ca9"/>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b86ec" officeooo:paragraph-rsid="000b86ec"/>
    </style:style>
    <style:style style:name="P5" style:family="paragraph" style:parent-style-name="Standard">
      <style:paragraph-properties fo:text-align="justify" style:justify-single-word="false"/>
      <style:text-properties officeooo:rsid="000b86ec" officeooo:paragraph-rsid="000b86ec"/>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officeooo:rsid="00115084" officeooo:paragraph-rsid="00115084" style:font-size-asian="13pt" style:font-size-complex="13pt"/>
    </style:style>
    <style:style style:name="P7" style:family="paragraph" style:parent-style-name="Standard">
      <style:paragraph-properties fo:text-align="justify" style:justify-single-word="false"/>
      <style:text-properties officeooo:paragraph-rsid="00167995"/>
    </style:style>
    <style:style style:name="P8" style:family="paragraph" style:parent-style-name="Standard">
      <style:paragraph-properties fo:text-align="justify" style:justify-single-word="false"/>
      <style:text-properties officeooo:paragraph-rsid="001855c4"/>
    </style:style>
    <style:style style:name="T1" style:family="text">
      <style:text-properties officeooo:rsid="0006625f"/>
    </style:style>
    <style:style style:name="T2" style:family="text">
      <style:text-properties officeooo:rsid="0006728e"/>
    </style:style>
    <style:style style:name="T3" style:family="text">
      <style:text-properties officeooo:rsid="00086ca9"/>
    </style:style>
    <style:style style:name="T4" style:family="text">
      <style:text-properties officeooo:rsid="0009399a"/>
    </style:style>
    <style:style style:name="T5" style:family="text">
      <style:text-properties officeooo:rsid="000d5481"/>
    </style:style>
    <style:style style:name="T6" style:family="text">
      <style:text-properties officeooo:rsid="00113a96"/>
    </style:style>
    <style:style style:name="T7" style:family="text">
      <style:text-properties style:text-underline-style="solid" style:text-underline-width="bold" style:text-underline-color="font-color" officeooo:rsid="00113a96"/>
    </style:style>
    <style:style style:name="T8" style:family="text">
      <style:text-properties style:text-underline-style="none" officeooo:rsid="00113a96"/>
    </style:style>
    <style:style style:name="T9" style:family="text">
      <style:text-properties style:text-underline-style="none" officeooo:rsid="00115084"/>
    </style:style>
    <style:style style:name="T10" style:family="text">
      <style:text-properties officeooo:rsid="00161554"/>
    </style:style>
    <style:style style:name="T11" style:family="text">
      <style:text-properties officeooo:rsid="00167995"/>
    </style:style>
    <style:style style:name="T12" style:family="text">
      <style:text-properties officeooo:rsid="001855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ção</text:p>
      <text:p text:style-name="P2"><text:span text:style-name="T1"><text:tab/>Uma relação social é caracterizada com a interação, conexão e influência de ambos os indivíduos. Ocorrendo de forma frequente no dia a dia das pessoas, podendo ocorrer várias formas de conexão e interação entre pessoas, como: troca de afetos, informações, valores e poder entre as pessoas. </text:span><text:span text:style-name="T2">Portanto, é concluído que uma relação social é uma interação ou vínculo de duas ou mais pessoas. Pode parecer simples, porém são mais do que simples conversas de uma pessoa com outra, tendo vários tipos de classificações para essas relações.</text:span></text:p>
      <text:p text:style-name="P3"><text:tab/><text:span text:style-name="T3">Como dito anteriormente, as relações sociais são classificadas em tipos, essas classificações são definidas e utilizadas pelos sociólogos para o entendimento do tipo de relação social e entender o nível de sociedades essa relação social é classificada. O tipo de relação primária são laços de afeto e lealdade pessoal, como: amizades, família e casamento. Já as relações secundárias, são relações que possuem o foco em objetivos e interesses. </text:span><text:span text:style-name="T4">Temos muitas relações secundárias em nosso dia a dia, seja de um vendedor e um cliente, de um aluno e professor, de funcionário e chefe e muitos outros. </text:span></text:p>
      <text:p text:style-name="P4">As Relações Sociais e o Capitalismo</text:p>
      <text:p text:style-name="P5"><text:tab/>Na sociologia, há muitas ligações entre o capitalismo e a sociologia. Segundo Karl Marx, um dos maiores sociólogos, as relações sociais se estabelecem por meio de suas vinculações ao mundo da produção de bens e serviços, Marx considerava as relações de produção as mais importantes, chamando também de infraestrutura da sociedade.<text:span text:style-name="T5"> Portanto, o ponto de vista Marxista alegava que o homem capitalista tinha o objetivo de aumentar sua riqueza, enquanto o trabalhador tinha como objetivo a própria sobrevivência tendo uma classe social e uma renda muito abaixo do capitalista. Além disso Marx também considerava que os de classe mais alta possuíam mais poder pelo domínio do sistema econômico. Concluindo que as relações de produção, de acordo com a visão marxista poderia influenciar em diversos aspectos sociais, relações familiares, políticas pedagógicas, afetivas e entre outras.</text:span></text:p>
      <text:p text:style-name="P5"><text:tab/><text:span text:style-name="T6">Max Weber um dos grandes nomes na sociologia possuía ideias contrárias à Marx, Max foi o responsável pelo desenvolvimento da </text:span><text:span text:style-name="T7">teoria da ação social</text:span><text:span text:style-name="T8">. A teoria da ação social é uma das bases para compreender a ação dos indivíduos na sociedade e como essas ações possuem e representam significados. </text:span><text:span text:style-name="T9">Weber propõe a ideia de que não é possível compreender a ação de um indivíduo sem ter ideia de como o sujeito interpreta suas própria ações.</text:span></text:p>
      <text:p text:style-name="P6">O Surgimento das Desigualdades</text:p>
      <text:p text:style-name="P7"><text:tab/><text:span text:style-name="T10">A desigualdade social é resumidamente um tratamento diferente pela condição de uma mesma sociedade. Esse problema social é presente em todo o mundo e pode ser causada por renda(pela diferença de classe social), falta de investimento em áreas como educação, saúde e muitas outras. </text:span><text:span text:style-name="T11">Além disso, a desigualdade pode ser influenciada por questões culturais. </text:span></text:p>
      <text:p text:style-name="P8"><text:span text:style-name="T10"><text:tab/></text:span><text:span text:style-name="T11">A desigualdade é um problema pela divisão causada em grupos sociais, considerando que na visão de parte da sociedade alguns grupos são superiores à outros. Além disso, as diferenças impostas pela sociedade influencia em direitos básicos como educação, saúde e moradia. Por exemplo, pessoas de classe ou grupos sociais mais baixos, normalmente possuem uma moradia em favelas, onde não possuem saneamento básico e muitos outros problemas, além do direito a saúde pelo Sistema Único de Saúde(SUS) que possui muitos problemas, falhas e poucos recursos. </text:span></text:p>
      <text:p text:style-name="P8"><text:span text:style-name="T10"><text:tab/></text:span><text:span text:style-name="T12">Na sociedade capitalista, o principal motivo da desigualdade social é econômica, embora possua também as outras desigualdades anteriormente mencionadas. A desigualdade social gera várias consequências como fome, falta de direitos civis, desemprego e muitas outras consequência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officeooo:rsid="0006625f" officeooo:paragraph-rsid="0006625f"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 Relações Sociais no Capitalismo</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6:52:43.656516528</meta:creation-date>
    <dc:date>2024-11-16T12:10:32.382373445</dc:date>
    <meta:editing-duration>PT21M14S</meta:editing-duration>
    <meta:editing-cycles>5</meta:editing-cycles>
    <meta:generator>LibreOffice/24.8.3.1$Linux_X86_64 LibreOffice_project/480$Build-1</meta:generator>
    <meta:print-date>2024-11-12T15:00:02.562810952</meta:print-date>
    <meta:printed-by>Arquivos PDF</meta:printed-by>
    <meta:document-statistic meta:table-count="0" meta:image-count="0" meta:object-count="0" meta:page-count="1" meta:paragraph-count="11" meta:word-count="581" meta:character-count="3737" meta:non-whitespace-character-count="3156"/>
  </office:meta>
</office:document-meta>
</file>